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4.7209in"/>
    </style:style>
    <style:style style:name="co3" style:family="table-column">
      <style:table-column-properties fo:break-before="auto" style:column-width="2.393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1.32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KLE- nummer</text:p>
          </table:table-cell>
          <table:table-cell office:value-type="string">
            <text:p>Navn</text:p>
          </table:table-cell>
          <table:table-cell office:value-type="string">
            <text:p>Forvaltning/afdeling</text:p>
          </table:table-cell>
          <table:table-cell office:value-type="string">
            <text:p>Leder</text:p>
          </table:table-cell>
          <table:table-cell office:value-type="string">
            <text:p>Enhedsansvarlig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02.34.02</text:p>
          </table:table-cell>
          <table:table-cell office:value-type="string">
            <text:p>Byggetilladelser</text:p>
          </table:table-cell>
          <table:table-cell office:value-type="string">
            <text:p>TMF, Byg og Plan</text:p>
          </table:table-cell>
          <table:table-cell office:value-type="string">
            <text:p>Peter Tux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13.10</text:p>
          </table:table-cell>
          <table:table-cell office:value-type="string">
            <text:p>Optagelse i skolefritidsordning (sfo)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17.20.01</text:p>
          </table:table-cell>
          <table:table-cell office:value-type="string">
            <text:p>Skoleindskrivning/optagelse</text:p>
          </table:table-cell>
          <table:table-cell office:value-type="string">
            <text:p>BUF, Skoleafdelingen</text:p>
          </table:table-cell>
          <table:table-cell office:value-type="string">
            <text:p>Marianne Levin</text:p>
          </table:table-cell>
          <table:table-cell office:value-type="string">
            <text:p>Janne Kleffel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1.00</text:p>
          </table:table-cell>
          <table:table-cell office:value-type="string">
            <text:p>Vielse/partnerskab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10</text:p>
          </table:table-cell>
          <table:table-cell office:value-type="string">
            <text:p>Flytnin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2</text:p>
          </table:table-cell>
          <table:table-cell office:value-type="string">
            <text:p>Pas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9.04</text:p>
          </table:table-cell>
          <table:table-cell office:value-type="string">
            <text:p>Kørekort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5.02.00</text:p>
          </table:table-cell>
          <table:table-cell office:value-type="string">
            <text:p>Skat - ejendom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5.10.00</text:p>
          </table:table-cell>
          <table:table-cell office:value-type="string">
            <text:p>Skat - person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5.45.00</text:p>
          </table:table-cell>
          <table:table-cell office:value-type="string">
            <text:p>Opkrævning</text:p>
          </table:table-cell>
          <table:table-cell office:value-type="string">
            <text:p>Regnskabsafdeling</text:p>
          </table:table-cell>
          <table:table-cell office:value-type="string">
            <text:p>Kenneth Niel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37.04</text:p>
          </table:table-cell>
          <table:table-cell office:value-type="string">
            <text:p>Administrationsaftaler</text:p>
          </table:table-cell>
          <table:table-cell office:value-type="string">
            <text:p>SSF + Borgerservice</text:p>
          </table:table-cell>
          <table:table-cell office:value-type="string">
            <text:p>Gunvor Abrahamsen + Michael Haagen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7.60.00</text:p>
          </table:table-cell>
          <table:table-cell office:value-type="string">
            <text:p>Hjælpemidler, forbrugsgoder, boligindretning m.v.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09.40</text:p>
          </table:table-cell>
          <table:table-cell office:value-type="string">
            <text:p>Optagelse i dagtilbud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8.12.28</text:p>
          </table:table-cell>
          <table:table-cell office:value-type="string">
            <text:p>Optagelse i fritidshjem, plads i anden kommune og opsigelse.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04</text:p>
          </table:table-cell>
          <table:table-cell office:value-type="string">
            <text:p>Sundhedskort (gul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99</text:p>
          </table:table-cell>
          <table:table-cell office:value-type="string">
            <text:p>EU-sygesikringskort (blåt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9.03.12</text:p>
          </table:table-cell>
          <table:table-cell office:value-type="string">
            <text:p>Valg af læge og sygesikringsgrupper</text:p>
          </table:table-cell>
          <table:table-cell office:value-type="string">
            <text:p>Borgerservice</text:p>
          </table:table-cell>
          <table:table-cell office:value-type="string">
            <text:p>Bjarne Svend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4</text:p>
          </table:table-cell>
          <table:table-cell office:value-type="string">
            <text:p>Folke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08</text:p>
          </table:table-cell>
          <table:table-cell office:value-type="string">
            <text:p>Opsat 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0</text:p>
          </table:table-cell>
          <table:table-cell office:value-type="string">
            <text:p>Varmetillæ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2</text:p>
          </table:table-cell>
          <table:table-cell office:value-type="string">
            <text:p>Personligt tillæg og helbredstillæg</text:p>
          </table:table-cell>
          <table:table-cell office:value-type="string">
            <text:p>Borgerservice + Pensionsgruppen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4</text:p>
          </table:table-cell>
          <table:table-cell office:value-type="string">
            <text:p>Bistandstillæg og plejetillæg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16</text:p>
          </table:table-cell>
          <table:table-cell office:value-type="string">
            <text:p>Førtidspension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3.20</text:p>
          </table:table-cell>
          <table:table-cell office:value-type="string">
            <text:p>Indvaliditetsydelse</text:p>
          </table:table-cell>
          <table:table-cell office:value-type="string">
            <text:p>Pension + SSF, Socialafdeling</text:p>
          </table:table-cell>
          <table:table-cell office:value-type="string">
            <text:p>Michael Haagensen + 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4</text:p>
          </table:table-cell>
          <table:table-cell office:value-type="string">
            <text:p>Boligyd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08</text:p>
          </table:table-cell>
          <table:table-cell office:value-type="string">
            <text:p>Boligsikring - ikke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2</text:p>
          </table:table-cell>
          <table:table-cell office:value-type="string">
            <text:p>Boligsikring - førtidspensionist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6.16</text:p>
          </table:table-cell>
          <table:table-cell office:value-type="string">
            <text:p>Beboerind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09.00</text:p>
          </table:table-cell>
          <table:table-cell office:value-type="string">
            <text:p>Børnetilskud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2.00</text:p>
          </table:table-cell>
          <table:table-cell office:value-type="string">
            <text:p>Børne- og ungeydelser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15.00</text:p>
          </table:table-cell>
          <table:table-cell office:value-type="string">
            <text:p>Underholdningsbidrag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24.04</text:p>
          </table:table-cell>
          <table:table-cell office:value-type="string">
            <text:p>Hjælp til forsørgelse (kontanthjælp, starthjælp m.v.)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4</text:p>
          </table:table-cell>
          <table:table-cell office:value-type="string">
            <text:p>Syge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08</text:p>
          </table:table-cell>
          <table:table-cell office:value-type="string">
            <text:p>Barselsdagpenge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32.30.12</text:p>
          </table:table-cell>
          <table:table-cell office:value-type="string">
            <text:p>Dagpenge ved alvorligt syge børn</text:p>
          </table:table-cell>
          <table:table-cell office:value-type="string">
            <text:p>SSF</text:p>
          </table:table-cell>
          <table:table-cell office:value-type="string">
            <text:p>Gunvor Abrahamsen</text:p>
          </table:table-cell>
          <table:table-cell/>
          <table:table-cell office:value-type="string">
            <text:p>Obligatorisk</text:p>
          </table:table-cell>
        </table:table-row>
        <table:table-row table:style-name="ro1">
          <table:table-cell office:value-type="string">
            <text:p>23.05.00</text:p>
          </table:table-cell>
          <table:table-cell office:value-type="string">
            <text:p>Folkeregistrering - Bopælsattest/folkeregistermeddel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05</text:p>
          </table:table-cell>
          <table:table-cell office:value-type="string">
            <text:p>Folkeregistrering - Navne- og Adressebeskyttel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5.12</text:p>
          </table:table-cell>
          <table:table-cell office:value-type="string">
            <text:p>Folkeregistrering - Indrejse/udrejse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5.02.09</text:p>
          </table:table-cell>
          <table:table-cell office:value-type="string">
            <text:p>SKAT - ejendom (lån til betaling af ejendomsskat)</text:p>
          </table:table-cell>
          <table:table-cell office:value-type="string">
            <text:p>TMF, Sekretariat</text:p>
          </table:table-cell>
          <table:table-cell office:value-type="string">
            <text:p>Ulla Johanne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8.09.44</text:p>
          </table:table-cell>
          <table:table-cell office:value-type="string">
            <text:p>Dagtilbud til børn - friplads og forældres Egenbetaling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8.18.00</text:p>
          </table:table-cell>
          <table:table-cell office:value-type="string">
            <text:p>Dagtilbud til børn - private Pasningsordninger</text:p>
          </table:table-cell>
          <table:table-cell office:value-type="string">
            <text:p>BUF, Pladsanvisning</text:p>
          </table:table-cell>
          <table:table-cell table:number-columns-repeated="2" office:value-type="string">
            <text:p>Tina Andersen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5.04</text:p>
          </table:table-cell>
          <table:table-cell office:value-type="string">
            <text:p>Socialt bedrageri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0.04</text:p>
          </table:table-cell>
          <table:table-cell office:value-type="string">
            <text:p>Hjælpemidler - kropsbårne</text:p>
          </table:table-cell>
          <table:table-cell office:value-type="string">
            <text:p>SSF, Hjælpemiddelafdelingen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03.24</text:p>
          </table:table-cell>
          <table:table-cell office:value-type="string">
            <text:p>Delpension</text:p>
          </table:table-cell>
          <table:table-cell office:value-type="string">
            <text:p>SSF, Socialafdeling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00</text:p>
          </table:table-cell>
          <table:table-cell office:value-type="string">
            <text:p>Hjælp i særlige tilfælde (bl.a. enkeltudgifter, flyttehjælp, særlig hjælp, etc)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1.32</text:p>
          </table:table-cell>
          <table:table-cell office:value-type="string">
            <text:p>Administration af modtagerens Kontanthjælp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08</text:p>
          </table:table-cell>
          <table:table-cell office:value-type="string">
            <text:p>Revalidering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4.12</text:p>
          </table:table-cell>
          <table:table-cell office:value-type="string">
            <text:p>Fleksjobbere - ledighed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27.00</text:p>
          </table:table-cell>
          <table:table-cell office:value-type="string">
            <text:p>Fleksjobbere - fleksydelse</text:p>
          </table:table-cell>
          <table:table-cell office:value-type="string">
            <text:p>SSF, Socialafdeling, Ydelsesservice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32.42.08</text:p>
          </table:table-cell>
          <table:table-cell office:value-type="string">
            <text:p>Begravelseshjælp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13</text:p>
          </table:table-cell>
          <table:table-cell office:value-type="string">
            <text:p>Godtgørelse til udgifter ved deltagelse i Tilbud</text:p>
          </table:table-cell>
          <table:table-cell office:value-type="string">
            <text:p>SSF Ydelsesservice betaler</text:p>
          </table:table-cell>
          <table:table-cell office:value-type="string">
            <text:p>Gunvor Abraham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36.20</text:p>
          </table:table-cell>
          <table:table-cell office:value-type="string">
            <text:p>Hjemmehjælp (Ansøgning om hjemmehjælp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45.00</text:p>
          </table:table-cell>
          <table:table-cell office:value-type="string">
            <text:p>Boligtilbud til ældre/(handikappede, blev ikke talt)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7.63.00</text:p>
          </table:table-cell>
          <table:table-cell office:value-type="string">
            <text:p>Pasning af nærtstående</text:p>
          </table:table-cell>
          <table:table-cell office:value-type="string">
            <text:p>SSF, Bestiller</text:p>
          </table:table-cell>
          <table:table-cell office:value-type="string">
            <text:p>Rasmus Baagland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00.20</text:p>
          </table:table-cell>
          <table:table-cell office:value-type="string">
            <text:p>BBR (Ejendomsregistrering)</text:p>
          </table:table-cell>
          <table:table-cell office:value-type="string">
            <text:p>TMF, Byg og Plan</text:p>
          </table:table-cell>
          <table:table-cell office:value-type="string">
            <text:p>Peter Tux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2.34.04</text:p>
          </table:table-cell>
          <table:table-cell office:value-type="string">
            <text:p>Anmeldelse om byggearbejde</text:p>
          </table:table-cell>
          <table:table-cell office:value-type="string">
            <text:p>TMF, Byg og Plan</text:p>
          </table:table-cell>
          <table:table-cell office:value-type="string">
            <text:p>Peter Tux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0.00</text:p>
          </table:table-cell>
          <table:table-cell office:value-type="string">
            <text:p>Veje (private, offentlige, vedligeholdelse, etc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09.02</text:p>
          </table:table-cell>
          <table:table-cell office:value-type="string">
            <text:p>Parkeringslicenser og parkeringsafgifter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2.00</text:p>
          </table:table-cell>
          <table:table-cell office:value-type="string">
            <text:p>Jord ( Opgravning, ledningsarbejder)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04</text:p>
          </table:table-cell>
          <table:table-cell office:value-type="string">
            <text:p>Anbringelse af beholdere og lignende genstande på vej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5.14.21</text:p>
          </table:table-cell>
          <table:table-cell office:value-type="string">
            <text:p>Tankanlæg - rådighed over vejarea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6.01.00</text:p>
          </table:table-cell>
          <table:table-cell office:value-type="string">
            <text:p>Vand og Kloak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7.00</text:p>
          </table:table-cell>
          <table:table-cell office:value-type="string">
            <text:p>Affald og genanvendelse - virksomheder og offentlige inst.</text:p>
          </table:table-cell>
          <table:table-cell office:value-type="string">
            <text:p>TMF, Natur og Miljø</text:p>
          </table:table-cell>
          <table:table-cell office:value-type="string">
            <text:p>Bjarne Svend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7.18.00</text:p>
          </table:table-cell>
          <table:table-cell office:value-type="string">
            <text:p>Affald og genanvendelse - borgere (husholdninger)</text:p>
          </table:table-cell>
          <table:table-cell office:value-type="string">
            <text:p>TMF, Natur og Miljø + borgerservice</text:p>
          </table:table-cell>
          <table:table-cell office:value-type="string">
            <text:p>Bjarne Svendsen + Michael Haagen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09.13.00</text:p>
          </table:table-cell>
          <table:table-cell office:value-type="string">
            <text:p>Skadedyrsbekæmpelse</text:p>
          </table:table-cell>
          <table:table-cell office:value-type="string">
            <text:p>Borgerservice + TMF, Natur og Miljø</text:p>
          </table:table-cell>
          <table:table-cell office:value-type="string">
            <text:p>Michael Haagensen + Bjarne Svend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2.11.00</text:p>
          </table:table-cell>
          <table:table-cell office:value-type="string">
            <text:p>Taxakørsel</text:p>
          </table:table-cell>
          <table:table-cell office:value-type="string">
            <text:p>TMF, Veje og Byrum</text:p>
          </table:table-cell>
          <table:table-cell office:value-type="string">
            <text:p>Connie Graul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17.00</text:p>
          </table:table-cell>
          <table:table-cell office:value-type="string">
            <text:p>Opfølgning, vurdering og revalider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 office:value-type="string">
            <text:p>??</text:p>
          </table:table-cell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0.00</text:p>
          </table:table-cell>
          <table:table-cell office:value-type="string">
            <text:p>beskæftigelse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1.00</text:p>
          </table:table-cell>
          <table:table-cell office:value-type="string">
            <text:p>Formidlingsindsats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2.00</text:p>
          </table:table-cell>
          <table:table-cell office:value-type="string">
            <text:p>Kompensation til handicappede i erhverv mv.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3.00</text:p>
          </table:table-cell>
          <table:table-cell office:value-type="string">
            <text:p>Information og vejledning</text:p>
          </table:table-cell>
          <table:table-cell office:value-type="string">
            <text:p>FAB, Jobcenter og Ungecenter</text:p>
          </table:table-cell>
          <table:table-cell office:value-type="string">
            <text:p>Gorm H. Andersen og Flemming Udbjørg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7.00</text:p>
          </table:table-cell>
          <table:table-cell office:value-type="string">
            <text:p>Service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15.28.00</text:p>
          </table:table-cell>
          <table:table-cell office:value-type="string">
            <text:p>Seniorjob</text:p>
          </table:table-cell>
          <table:table-cell office:value-type="string">
            <text:p>FAB, Jobcenter</text:p>
          </table:table-cell>
          <table:table-cell office:value-type="string">
            <text:p>Gorm H. Andersen</text:p>
          </table:table-cell>
          <table:table-cell/>
          <table:table-cell office:value-type="string">
            <text:p>Supplerende</text:p>
          </table:table-cell>
        </table:table-row>
        <table:table-row table:style-name="ro1">
          <table:table-cell office:value-type="string">
            <text:p>23.07.00</text:p>
          </table:table-cell>
          <table:table-cell office:value-type="string">
            <text:p>Legitimation af borgerne i almindelighed (NemID)</text:p>
          </table:table-cell>
          <table:table-cell office:value-type="string">
            <text:p>Borgerservice</text:p>
          </table:table-cell>
          <table:table-cell office:value-type="string">
            <text:p>Michael Haagensen</text:p>
          </table:table-cell>
          <table:table-cell office:value-type="string">
            <text:p>Michael Haagensen</text:p>
          </table:table-cell>
          <table:table-cell office:value-type="string">
            <text:p>Supplerende</text:p>
          </table:table-cell>
        </table:table-row>
        <table:table-row table:style-name="ro2" table:number-rows-repeated="104850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75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4">00/00/0000</text:date>, <text:time style:data-style-name="N2" text:time-value="0000-00-00T12:12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4T15:02:51</dc:date>
    <meta:generator>LibreOffice/4.0.3.3$Linux_X86_64 LibreOffice_project/0eaa50a932c8f2199a615e1eb30f7ac74279539</meta:generator>
    <meta:editing-duration>PT2H34M18S</meta:editing-duration>
    <meta:editing-cycles>3</meta:editing-cycles>
    <meta:document-statistic meta:table-count="1" meta:cell-count="404" meta:object-count="0"/>
  </office:meta>
</office:document-meta>
</file>